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TICONA CALIZAYA, MELITON PORFIRIO</text:span></text:p>
      <text:p text:style-name="P3"><text:span text:style-name="T6">CANT. TOTAL DE CAJAS: 29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PONEDORAS SAC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 CO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29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TCQ</text:span></text:p>
      <text:p text:style-name="P6"/>
      <text:p text:style-name="P6">Recojo: <text:span text:style-name="T3">TICONA CALIZAYA, MELITON PORFIRIO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16:22:00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